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dAndIgnoredSpringRunnerTests.setProfi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abledAndIgnoredSpringRunnerTests.testIfProfileValue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abledAndIgnoredSpringRunnerTests.testIfProfileValueNotConfig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AndIgnoredSpringRunnerTests.verifyNumTestsExecu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AndIgnoredSpringRunnerTests.testJUnitIgnore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abledAndIgnoredSpringRunnerTests.testIfProfileValueEnabledViaMultip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AndIgnoredSpringRunnerTests.testIfProfileValueEnabledViaSing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